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052cm" fo:min-width="9.91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16cm" fo:min-width="12.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052cm" fo:min-width="12.6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1.584cm" fo:min-width="7.176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1.584cm" fo:min-width="11.313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2.101cm" fo:min-width="11.872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1.584cm" fo:min-width="8.08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ccff" draw:textarea-horizontal-align="justify" draw:textarea-vertical-align="middle" draw:auto-grow-height="false" fo:min-height="1.584cm" fo:min-width="6.16cm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0.926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line-height="150%" fo:text-align="star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line-height="150%"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line-height="150%"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loext:graphic-properties draw:fill-color="#ffff99"/>
      <style:paragraph-properties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cc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0.414cm" svg:height="3.302cm" svg:x="5.842cm" svg:y="13.208cm">
          <text:p text:style-name="P1"><text:span text:style-name="T1">struct net_device </text:span><text:span text:style-name="T2">(e1000e eth0)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0.414cm" svg:height="3.302cm" svg:x="0.762cm" svg:y="7.366cm">
          <text:p text:style-name="P3"><text:span text:style-name="T1">struct slave</text:span></text:p>
          <text:list text:style-name="L1">
            <text:list-item>
              <text:p text:style-name="P1">struct bonding *bond</text:p>
            </text:list-item>
            <text:list-item>
              <text:p text:style-name="P4">struct net_device *dev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3.1cm" svg:height="1.666cm" svg:x="3.854cm" svg:y="0.976cm">
          <text:p text:style-name="P6"><text:span text:style-name="T1">struct net_device </text:span><text:span text:style-name="T2">(bond0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.1cm" svg:height="3.302cm" svg:x="3.854cm" svg:y="2.64cm">
          <text:p text:style-name="P3"><text:span text:style-name="T1">struct bonding</text:span></text:p>
          <text:list text:style-name="L1">
            <text:list-item>
              <text:p text:style-name="P1">struct slave *curr_active_slave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874cm" svg:height="2.032cm" svg:x="20.238cm" svg:y="0.47cm">
          <text:p text:style-name="P6">bond_start_xmit</text:p>
          <text:p text:style-name="P6">// skb→dev = bond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2.011cm" svg:height="2.032cm" svg:x="18.004cm" svg:y="4.28cm">
          <text:p text:style-name="P6">case BOND_MODE_ACTIVE_BACKUP:</text:p>
          <text:p text:style-name="P6">bond_dev_queue_xmi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2.626cm" svg:height="2.605cm" svg:x="18.258cm" svg:y="8.525cm">
          <text:p text:style-name="P6">set skb→dev = slave (eth0, e1000e)</text:p>
          <text:p text:style-name="P6">// e1000e is from bonding.curr_active_slate</text:p>
          <text:p text:style-name="P6">call bond_dev_queue_xm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8.785cm" svg:height="2.032cm" svg:x="17.78cm" svg:y="12.892cm">
          <text:p text:style-name="P6">call e1000e.ndo_start_xm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9" draw:layer="layout" svg:x1="24.354cm" svg:y1="2.502cm" svg:x2="24.354cm" svg:y2="4.28cm">
          <text:p/>
        </draw:line>
        <draw:custom-shape draw:style-name="gr9" draw:text-style-name="P10" draw:layer="layout" svg:width="6.858cm" svg:height="2.032cm" svg:x="28.194cm" svg:y="12.892cm">
          <text:p text:style-name="P6"><text:span text:style-name="T3">e1000_xmit_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629cm" svg:height="0.508cm" svg:x="26.565cm" svg:y="13.7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9" draw:layer="layout" svg:x1="24.354cm" svg:y1="6.302cm" svg:x2="24.384cm" svg:y2="8.525cm">
          <text:p/>
        </draw:line>
        <draw:line draw:style-name="gr8" draw:text-style-name="P9" draw:layer="layout" svg:x1="24.363cm" svg:y1="11.102cm" svg:x2="24.393cm" svg:y2="12.892cm">
          <text:p/>
        </draw:line>
        <draw:line draw:style-name="gr11" draw:text-style-name="P9" draw:layer="layout" svg:x1="13.208cm" svg:y1="5.08cm" svg:x2="13.208cm" svg:y2="13.208cm">
          <text:p/>
        </draw:line>
        <draw:line draw:style-name="gr12" draw:text-style-name="P9" draw:layer="layout" svg:x1="7.62cm" svg:y1="9.144cm" svg:x2="11.938cm" svg:y2="9.144cm">
          <text:p/>
        </draw:line>
        <draw:line draw:style-name="gr12" draw:text-style-name="P9" draw:layer="layout" svg:x1="8.02cm" svg:y1="9.944cm" svg:x2="11.938cm" svg:y2="9.944cm">
          <text:p/>
        </draw:line>
        <draw:line draw:style-name="gr11" draw:text-style-name="P9" draw:layer="layout" svg:x1="11.938cm" svg:y1="9.944cm" svg:x2="11.938cm" svg:y2="13.208cm">
          <text:p/>
        </draw:line>
        <draw:line draw:style-name="gr11" draw:text-style-name="P9" draw:layer="layout" svg:x1="11.938cm" svg:y1="9.144cm" svg:x2="11.938cm" svg:y2="5.942cm">
          <text:p/>
        </draw:lin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5-30T17:31:58.522310214</dc:date>
    <meta:editing-duration>PT3H49M10S</meta:editing-duration>
    <meta:editing-cycles>360</meta:editing-cycles>
    <meta:generator>LibreOffice/5.1.4.2$Linux_X86_64 LibreOffice_project/10m0$Build-2</meta:generator>
    <meta:document-statistic meta:object-count="41"/>
  </office:meta>
</office:document-meta>
</file>